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menubar/menu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9.95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1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3" style:family="table-cell" style:parent-style-name="Default" style:data-style-name="N100">
      <style:table-cell-properties fo:padding="0.101cm"/>
      <style:text-properties style:font-name="Arial" fo:font-size="10pt"/>
    </style:style>
    <style:style style:name="ce45" style:family="table-cell" style:parent-style-name="Default">
      <style:table-cell-properties fo:padding="0.101cm"/>
      <style:text-properties style:font-name="Arial"/>
    </style:style>
    <style:style style:name="ce6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1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5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51"/>
        <table:table-column table:style-name="co5" table:default-cell-style-name="ce53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49" table:default-cell-style-name="ce17"/>
        <table:table-row table:style-name="ro1">
          <table:table-cell table:style-name="ce16" office:value-type="string" calcext:value-type="string">
            <text:p>CLIENTE</text:p>
          </table:table-cell>
          <table:table-cell table:style-name="ce18" office:value-type="string" calcext:value-type="string">
            <text:p>NOME</text:p>
          </table:table-cell>
          <table:table-cell table:style-name="ce24" office:value-type="string" calcext:value-type="string">
            <text:p>LOGRADOURO</text:p>
          </table:table-cell>
          <table:table-cell table:style-name="ce34" office:value-type="string" calcext:value-type="string">
            <text:p>NÚMERO</text:p>
          </table:table-cell>
          <table:table-cell table:style-name="ce52" office:value-type="string" calcext:value-type="string">
            <text:p>COMPLEMENTO</text:p>
          </table:table-cell>
          <table:table-cell table:style-name="ce24" office:value-type="string" calcext:value-type="string">
            <text:p>BAIRRO</text:p>
          </table:table-cell>
          <table:table-cell table:style-name="ce24" office:value-type="string" calcext:value-type="string">
            <text:p>CIDADE</text:p>
          </table:table-cell>
          <table:table-cell table:style-name="ce24" office:value-type="string" calcext:value-type="string">
            <text:p>ESTADO</text:p>
          </table:table-cell>
          <table:table-cell table:style-name="ce24" office:value-type="string" calcext:value-type="string">
            <text:p>CEP</text:p>
          </table:table-cell>
          <table:table-cell table:style-name="ce24" office:value-type="string" calcext:value-type="string">
            <text:p>CNPJ</text:p>
          </table:table-cell>
          <table:table-cell table:style-name="ce60" office:value-type="string" calcext:value-type="string">
            <text:p>INSCRIÇÃO ESTADUAL</text:p>
          </table:table-cell>
          <table:table-cell table:style-name="ce60" office:value-type="string" calcext:value-type="string">
            <text:p>INSCRIÇÃO MUNICIPAL</text:p>
          </table:table-cell>
          <table:table-cell table:style-name="ce24" office:value-type="string" calcext:value-type="string">
            <text:p>TELEFONE</text:p>
          </table:table-cell>
          <table:table-cell table:style-name="ce16" office:value-type="string" calcext:value-type="string">
            <text:p>E-MAIL</text:p>
          </table:table-cell>
          <table:table-cell table:style-name="ce16" office:value-type="string" calcext:value-type="string">
            <text:p>PLANILHA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19" office:value-type="string" calcext:value-type="string">
            <text:p>Academia Fúria Fitness Ibiúna Ltda. - ME</text:p>
          </table:table-cell>
          <table:table-cell table:style-name="ce19" office:value-type="string" calcext:value-type="string">
            <text:p>Rua Uruguai</text:p>
          </table:table-cell>
          <table:table-cell table:style-name="ce49" office:value-type="string" calcext:value-type="string">
            <text:p>20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Jd.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277.811/0001-49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19" office:value-type="string" calcext:value-type="string">
            <text:p>Ação Serviços Ltda. - ME</text:p>
          </table:table-cell>
          <table:table-cell table:style-name="ce43" office:value-type="string" calcext:value-type="string">
            <text:p>Av. São Sebastião</text:p>
          </table:table-cell>
          <table:table-cell table:style-name="ce49" office:value-type="string" calcext:value-type="string">
            <text:p>192</text:p>
          </table:table-cell>
          <table:table-cell table:style-name="ce50" office:value-type="string" calcext:value-type="string">
            <text:p>Loja 12 - 3.º pavimento - Shopping Ibiún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4.034.497/0001-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5231</text:p>
          </table:table-cell>
          <table:table-cell table:style-name="ce19" office:value-type="string" calcext:value-type="string">
            <text:p>3241-280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19" office:value-type="string" calcext:value-type="string">
            <text:p>Aços Dias - 52.452.582 Carlos Santos Dias</text:p>
          </table:table-cell>
          <table:table-cell table:style-name="ce43" office:value-type="string" calcext:value-type="string">
            <text:p>Av. Antonio Falci</text:p>
          </table:table-cell>
          <table:table-cell table:style-name="ce49" office:value-type="string" calcext:value-type="string">
            <text:p>40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452.582/0001-40</text:p>
          </table:table-cell>
          <table:table-cell table:style-name="ce46" office:value-type="string" calcext:value-type="string">
            <text:p>345.176.100.119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19" office:value-type="string" calcext:value-type="string">
            <text:p>Adailza Gomes Silva 35091771859</text:p>
          </table:table-cell>
          <table:table-cell table:style-name="ce19" office:value-type="string" calcext:value-type="string">
            <text:p>Av. Lázaro Fermino de Almeida</text:p>
          </table:table-cell>
          <table:table-cell table:style-name="ce49" office:value-type="string" calcext:value-type="string">
            <text:p>13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1.756.205/0001-2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19" office:value-type="string" calcext:value-type="string">
            <text:p>Adriana Martins Keder – ME</text:p>
          </table:table-cell>
          <table:table-cell table:style-name="ce19" office:value-type="string" calcext:value-type="string">
            <text:p>Rodovia Bunjiro Nakao</text:p>
          </table:table-cell>
          <table:table-cell table:style-name="ce49" office:value-type="string" calcext:value-type="string">
            <text:p>s/n.°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io de Una de Baix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96.737/0001-35</text:p>
          </table:table-cell>
          <table:table-cell table:style-name="ce46" office:value-type="string" calcext:value-type="string">
            <text:p>345.112.910.118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19" office:value-type="string" calcext:value-type="string">
            <text:p>Agro Comercial Shimizu 3k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49" office:value-type="string" calcext:value-type="string">
            <text:p>s/n.°</text:p>
          </table:table-cell>
          <table:table-cell table:style-name="ce50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994.870/0001-23</text:p>
          </table:table-cell>
          <table:table-cell table:style-name="ce46" office:value-type="string" calcext:value-type="string">
            <text:p>345.019.974.116</text:p>
          </table:table-cell>
          <table:table-cell table:style-name="ce61" office:value-type="float" office:value="3587" calcext:value-type="float">
            <text:p>3587</text:p>
          </table:table-cell>
          <table:table-cell table:style-name="ce19" office:value-type="string" calcext:value-type="string">
            <text:p>3249-121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19" office:value-type="string" calcext:value-type="string">
            <text:p>Agro Comercial Takafuji Ltda.</text:p>
          </table:table-cell>
          <table:table-cell table:style-name="ce19" office:value-type="string" calcext:value-type="string">
            <text:p>Av. São Sebastião</text:p>
          </table:table-cell>
          <table:table-cell table:style-name="ce49" office:value-type="string" calcext:value-type="string">
            <text:p>65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405.651/0001-08</text:p>
          </table:table-cell>
          <table:table-cell table:style-name="ce46" office:value-type="string" calcext:value-type="string">
            <text:p>345.006.915.116</text:p>
          </table:table-cell>
          <table:table-cell table:style-name="ce46" office:value-type="string" calcext:value-type="string">
            <text:p>03081</text:p>
          </table:table-cell>
          <table:table-cell table:style-name="ce19" office:value-type="string" calcext:value-type="string">
            <text:p>3241-182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19" office:value-type="string" calcext:value-type="string">
            <text:p>Akari Comercial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9" office:value-type="string" calcext:value-type="string">
            <text:p>185</text:p>
          </table:table-cell>
          <table:table-cell table:style-name="ce50" office:value-type="string" calcext:value-type="string">
            <text:p>Loja 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22.078/0001-07</text:p>
          </table:table-cell>
          <table:table-cell table:style-name="ce46" office:value-type="string" calcext:value-type="string">
            <text:p>345.018.667.110</text:p>
          </table:table-cell>
          <table:table-cell table:style-name="ce46" office:value-type="string" calcext:value-type="string">
            <text:p>03558</text:p>
          </table:table-cell>
          <table:table-cell table:style-name="ce19" office:value-type="string" calcext:value-type="string">
            <text:p>3248-226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19" office:value-type="string" calcext:value-type="string">
            <text:p>Amanda Sakoda Godinho – ME</text:p>
          </table:table-cell>
          <table:table-cell table:style-name="ce19" office:value-type="string" calcext:value-type="string">
            <text:p>Rua Francisco Romano</text:p>
          </table:table-cell>
          <table:table-cell table:style-name="ce50" office:value-type="string" calcext:value-type="string">
            <text:p>98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5.378.475/0001-0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19" office:value-type="string" calcext:value-type="string">
            <text:p>Amor de Casinha Ibiúna Sociedade Unipessoal Ltda.</text:p>
          </table:table-cell>
          <table:table-cell table:style-name="ce19" office:value-type="string" calcext:value-type="string">
            <text:p>Rua 24 de Março</text:p>
          </table:table-cell>
          <table:table-cell table:style-name="ce50" office:value-type="string" calcext:value-type="string">
            <text:p>251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Zela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2.746.272/0001-8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20" office:value-type="string" calcext:value-type="string">
            <text:p>Ana Cecília Ribeiro Porto da Silva – ME</text:p>
          </table:table-cell>
          <table:table-cell table:style-name="ce20" office:value-type="string" calcext:value-type="string">
            <text:p>Rua Zico Soares</text:p>
          </table:table-cell>
          <table:table-cell table:style-name="ce49" office:value-type="string" calcext:value-type="string">
            <text:p>300</text:p>
          </table:table-cell>
          <table:table-cell table:style-name="ce50" office:value-type="string" calcext:value-type="string">
            <text:p>Fundos</text:p>
          </table:table-cell>
          <table:table-cell table:style-name="ce20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3.959.751/0001-28</text:p>
          </table:table-cell>
          <table:table-cell table:style-name="ce46" office:value-type="string" calcext:value-type="string">
            <text:p>345.080.177.117</text:p>
          </table:table-cell>
          <table:table-cell table:style-name="ce46" office:value-type="string" calcext:value-type="string">
            <text:p>5218</text:p>
          </table:table-cell>
          <table:table-cell table:style-name="ce20" office:value-type="string" calcext:value-type="string">
            <text:p>3248-355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19" office:value-type="string" calcext:value-type="string">
            <text:p>André Ferreira Campos - ME</text:p>
          </table:table-cell>
          <table:table-cell table:style-name="ce19" office:value-type="string" calcext:value-type="string">
            <text:p>Rua José Milani</text:p>
          </table:table-cell>
          <table:table-cell table:style-name="ce49" office:value-type="string" calcext:value-type="string">
            <text:p>582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352.005/0001-25</text:p>
          </table:table-cell>
          <table:table-cell table:style-name="ce46" office:value-type="string" calcext:value-type="string">
            <text:p>345.029.330.118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19" office:value-type="string" calcext:value-type="string">
            <text:p>Anibal Duarte - ME</text:p>
          </table:table-cell>
          <table:table-cell table:style-name="ce27" office:value-type="string" calcext:value-type="string">
            <text:p>Rodovia Bunjiro Nakao</text:p>
          </table:table-cell>
          <table:table-cell table:style-name="ce50" office:value-type="string" calcext:value-type="string">
            <text:p>67</text:p>
          </table:table-cell>
          <table:table-cell table:style-name="ce50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7.843.040/0001-69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19" office:value-type="string" calcext:value-type="string">
            <text:p>Antonio Alberto Martins da Silva – ME</text:p>
          </table:table-cell>
          <table:table-cell table:style-name="ce19" office:value-type="string" calcext:value-type="string">
            <text:p>Rua das Ameixeiras</text:p>
          </table:table-cell>
          <table:table-cell table:style-name="ce50" office:value-type="string" calcext:value-type="string">
            <text:p>26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6" office:value-type="string" calcext:value-type="string">
            <text:p>27.915.311/0001-37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19" office:value-type="string" calcext:value-type="string">
            <text:p>Aquafit Natação e Hidroginástica Ibiún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50" office:value-type="string" calcext:value-type="string">
            <text:p>178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6" office:value-type="string" calcext:value-type="string">
            <text:p>54.482.937/0001-7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9847-3006</text:p>
          </table:table-cell>
          <table:table-cell table:style-name="ce46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19" office:value-type="string" calcext:value-type="string">
            <text:p>Bazar Kachimir Ltda.</text:p>
          </table:table-cell>
          <table:table-cell table:style-name="ce19" office:value-type="string" calcext:value-type="string">
            <text:p>Rua XV de Novembro</text:p>
          </table:table-cell>
          <table:table-cell table:style-name="ce50" office:value-type="string" calcext:value-type="string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6.839/0001-22</text:p>
          </table:table-cell>
          <table:table-cell table:style-name="ce46" office:value-type="string" calcext:value-type="string">
            <text:p>345.002.575.116</text:p>
          </table:table-cell>
          <table:table-cell table:style-name="ce46" office:value-type="string" calcext:value-type="string">
            <text:p>00014</text:p>
          </table:table-cell>
          <table:table-cell table:style-name="ce19" office:value-type="string" calcext:value-type="string">
            <text:p>3241-1827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19" office:value-type="string" calcext:value-type="string">
            <text:p>Big Farma Ibiún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172</text:p>
          </table:table-cell>
          <table:table-cell table:style-name="ce50" office:value-type="string" calcext:value-type="string">
            <text:p>Big Farm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187.073/0001-5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19" office:value-type="string" calcext:value-type="string">
            <text:p>Cacau Chocolateria Super Ibiúna Container Ltda.</text:p>
          </table:table-cell>
          <table:table-cell table:style-name="ce19" office:value-type="string" calcext:value-type="string">
            <text:p>Rod. Bunjiro Nakao</text:p>
          </table:table-cell>
          <table:table-cell table:style-name="ce50" office:value-type="string" calcext:value-type="string">
            <text:p>68</text:p>
          </table:table-cell>
          <table:table-cell table:style-name="ce50" office:value-type="string" calcext:value-type="string">
            <text:p>Sala 1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3.234.783/0001-80</text:p>
          </table:table-cell>
          <table:table-cell table:style-name="ce46" office:value-type="string" calcext:value-type="string">
            <text:p>345.151.400.119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19" office:value-type="string" calcext:value-type="string">
            <text:p>Cacau Chocolateria Super Ibiúna Ltda.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0" office:value-type="string" calcext:value-type="string">
            <text:p>75</text:p>
          </table:table-cell>
          <table:table-cell table:style-name="ce50" office:value-type="string" calcext:value-type="string">
            <text:p>Salão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9.347.349/0001-79</text:p>
          </table:table-cell>
          <table:table-cell table:style-name="ce46" office:value-type="string" calcext:value-type="string">
            <text:p>345.103.887.119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19" office:value-type="string" calcext:value-type="string">
            <text:p>Campos Mat. p/ Constr. Transp. e Terrapl. Soc. Un. Ltda. - ME</text:p>
          </table:table-cell>
          <table:table-cell table:style-name="ce19" office:value-type="string" calcext:value-type="string">
            <text:p>Rua Argentina</text:p>
          </table:table-cell>
          <table:table-cell table:style-name="ce50" office:value-type="string" calcext:value-type="string">
            <text:p>364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853.532/0001-4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19" office:value-type="string" calcext:value-type="string">
            <text:p>Campos Materiais Elétricos e Hidr. Soc. Un. Ltda. - ME</text:p>
          </table:table-cell>
          <table:table-cell table:style-name="ce19" office:value-type="string" calcext:value-type="string">
            <text:p>Rua José Milani Jr.</text:p>
          </table:table-cell>
          <table:table-cell table:style-name="ce50" office:value-type="string" calcext:value-type="string">
            <text:p>150</text:p>
          </table:table-cell>
          <table:table-cell table:style-name="ce50" office:value-type="string" calcext:value-type="string">
            <text:p>Loja 1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1.226.623/0001-64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3199-2149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20" office:value-type="string" calcext:value-type="string">
            <text:p>Canova Ibiúna Representações Ltda.</text:p>
          </table:table-cell>
          <table:table-cell table:style-name="ce20" office:value-type="string" calcext:value-type="string">
            <text:p>Av. Jacarandá</text:p>
          </table:table-cell>
          <table:table-cell table:style-name="ce50" office:value-type="string" calcext:value-type="string">
            <text:p>90</text:p>
          </table:table-cell>
          <table:table-cell table:style-name="ce50" office:value-type="string" calcext:value-type="string">
            <text:p>Jardim Vergel de Una</text:p>
          </table:table-cell>
          <table:table-cell table:style-name="ce19" office:value-type="string" calcext:value-type="string">
            <text:p>Rio de U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8.862.461/0001-3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19" office:value-type="string" calcext:value-type="string">
            <text:p>Carlos Gustavo Marcicano Antunes 17723549881</text:p>
          </table:table-cell>
          <table:table-cell table:style-name="ce19" office:value-type="string" calcext:value-type="string">
            <text:p>Rua Capitão Cardoso de Mello</text:p>
          </table:table-cell>
          <table:table-cell table:style-name="ce50" office:value-type="string" calcext:value-type="string">
            <text:p>1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696.666/0001-4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9" office:value-type="string" calcext:value-type="string">
            <text:p>3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6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49" office:value-type="string" calcext:value-type="string">
            <text:p>3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6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20" office:value-type="string" calcext:value-type="string">
            <text:p>CL Prest. Serv. Locação Equipamentos e Com. Soc. Unip. Ltda.</text:p>
          </table:table-cell>
          <table:table-cell table:style-name="ce20" office:value-type="string" calcext:value-type="string">
            <text:p>Rua João Matiuss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quadra 1</text:p>
          </table:table-cell>
          <table:table-cell table:style-name="ce19" office:value-type="string" calcext:value-type="string">
            <text:p>Ernesto Chiment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7.779.438/0001-1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19" office:value-type="string" calcext:value-type="string">
            <text:p>Cláudio Eduardo Camargo – ME</text:p>
          </table:table-cell>
          <table:table-cell table:style-name="ce27" office:value-type="string" calcext:value-type="string">
            <text:p>Rua Prefeito Angelino Falci</text:p>
          </table:table-cell>
          <table:table-cell table:style-name="ce50" office:value-type="string" calcext:value-type="string">
            <text:p>75</text:p>
          </table:table-cell>
          <table:table-cell table:style-name="ce50" office:value-type="string" calcext:value-type="string">
            <text:p>Box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653.158/0001-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04664</text:p>
          </table:table-cell>
          <table:table-cell table:style-name="ce46" office:value-type="string" calcext:value-type="string">
            <text:p>3248-3550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19" office:value-type="string" calcext:value-type="string">
            <text:p>Clínica Centro de Saúde Física Care São Roque Ltda.</text:p>
          </table:table-cell>
          <table:table-cell table:style-name="ce27" office:value-type="string" calcext:value-type="string">
            <text:p>Rua Professor Germano Negrini</text:p>
          </table:table-cell>
          <table:table-cell table:style-name="ce50" office:value-type="string" calcext:value-type="string">
            <text:p>130</text:p>
          </table:table-cell>
          <table:table-cell table:style-name="ce50" office:value-type="string" calcext:value-type="string">
            <text:p>Sala 65-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450</text:p>
          </table:table-cell>
          <table:table-cell table:style-name="ce19" office:value-type="string" calcext:value-type="string">
            <text:p>49.048.628/0001-56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19" office:value-type="string" calcext:value-type="string">
            <text:p>Clínica Odontológica Dr. Hissao Takahashi SS</text:p>
          </table:table-cell>
          <table:table-cell table:style-name="ce27" office:value-type="string" calcext:value-type="string">
            <text:p>Rua Alcinda V. Ferrari</text:p>
          </table:table-cell>
          <table:table-cell table:style-name="ce50" office:value-type="string" calcext:value-type="string">
            <text:p>112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375.961/0001-6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19" office:value-type="string" calcext:value-type="string">
            <text:p>Comércio de Carnes JH Ibiunense Ltda. - ME</text:p>
          </table:table-cell>
          <table:table-cell table:style-name="ce19" office:value-type="string" calcext:value-type="string">
            <text:p>Rua Maria Alves Grangeiro</text:p>
          </table:table-cell>
          <table:table-cell table:style-name="ce50" office:value-type="string" calcext:value-type="string">
            <text:p>21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593.875/0001-38</text:p>
          </table:table-cell>
          <table:table-cell table:style-name="ce46" office:value-type="string" calcext:value-type="string">
            <text:p>345.070.464.110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3248-377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19" office:value-type="string" calcext:value-type="string">
            <text:p>Débora Rodrigues Sanches Gusmão - ME</text:p>
          </table:table-cell>
          <table:table-cell table:style-name="ce19" office:value-type="string" calcext:value-type="string">
            <text:p>Rua Mato Gross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Lote 23, Quadra 14</text:p>
          </table:table-cell>
          <table:table-cell table:style-name="ce19" office:value-type="string" calcext:value-type="string">
            <text:p>Lot. Sítio Lagos de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045.542/0001-2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19" office:value-type="string" calcext:value-type="string">
            <text:p>Divina Aparecida Vieira da Silva Ibiúna - ME</text:p>
          </table:table-cell>
          <table:table-cell table:style-name="ce27" office:value-type="string" calcext:value-type="string">
            <text:p>Estrada Ibiúna / Mairinque</text:p>
          </table:table-cell>
          <table:table-cell table:style-name="ce50" office:value-type="string" calcext:value-type="string">
            <text:p>14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Dois Córreg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1.197.373/0001-67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19" office:value-type="string" calcext:value-type="string">
            <text:p>Dois Amores Bolos &amp; Artes Sociedade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149</text:p>
          </table:table-cell>
          <table:table-cell table:style-name="ce50" office:value-type="string" calcext:value-type="string">
            <text:p>Loj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6.934.611/0001-08</text:p>
          </table:table-cell>
          <table:table-cell table:style-name="ce46" office:value-type="string" calcext:value-type="string">
            <text:p>345.167.732.111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UGLAS</text:p>
          </table:table-cell>
          <table:table-cell table:style-name="ce19" office:value-type="string" calcext:value-type="string">
            <text:p>Douglas Miranda Moraes Sociedade Unipessoal Ltda.</text:p>
          </table:table-cell>
          <table:table-cell table:style-name="ce19" office:value-type="string" calcext:value-type="string">
            <text:p>Rua Bairro do Sorocamirim</text:p>
          </table:table-cell>
          <table:table-cell table:style-name="ce49" office:value-type="string" calcext:value-type="string">
            <text:p>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366.875/0001-11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Dougl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19" office:value-type="string" calcext:value-type="string">
            <text:p>44.210.597 Guilherme Artilia de Oliveira</text:p>
          </table:table-cell>
          <table:table-cell table:style-name="ce19" office:value-type="string" calcext:value-type="string">
            <text:p>Rua Quinze de Novembro</text:p>
          </table:table-cell>
          <table:table-cell table:style-name="ce49" office:value-type="string" calcext:value-type="string">
            <text:p>20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4.210.597/0001-74</text:p>
          </table:table-cell>
          <table:table-cell table:style-name="ce19" office:value-type="string" calcext:value-type="string">
            <text:p>345.154.598.113</text:p>
          </table:table-cell>
          <table:table-cell table:style-name="ce46" office:value-type="string" calcext:value-type="string">
            <text:p>14877</text:p>
          </table:table-cell>
          <table:table-cell table:style-name="ce46" office:value-type="string" calcext:value-type="string">
            <text:p>(15) 9631-9299</text:p>
          </table:table-cell>
          <table:table-cell table:style-name="ce46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20" office:value-type="string" calcext:value-type="string">
            <text:p>Drogaria São Camilo Ibiúna Ltda. – EPP</text:p>
          </table:table-cell>
          <table:table-cell table:style-name="ce20" office:value-type="string" calcext:value-type="string">
            <text:p>Av. Maria La Farina Milani</text:p>
          </table:table-cell>
          <table:table-cell table:style-name="ce50" office:value-type="string" calcext:value-type="string">
            <text:p>301-C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4.044.140/0001-12</text:p>
          </table:table-cell>
          <table:table-cell table:style-name="ce46" office:value-type="string" calcext:value-type="string">
            <text:p>345.080.799.116</text:p>
          </table:table-cell>
          <table:table-cell table:style-name="ce46" office:value-type="string" calcext:value-type="string">
            <text:p>5244</text:p>
          </table:table-cell>
          <table:table-cell table:style-name="ce20" office:value-type="string" calcext:value-type="string">
            <text:p>3241-154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33" office:value-type="string" calcext:value-type="string">
            <text:p>Dubásicos Materiais para Construção Soc. Unip.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KM 68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341.952/0001-46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33" office:value-type="string" calcext:value-type="string">
            <text:p>DUBOM Comércio de Produtos para Jardinagem Ltda. - ME</text:p>
          </table:table-cell>
          <table:table-cell table:style-name="ce19" office:value-type="string" calcext:value-type="string">
            <text:p>Rua Zico Soares</text:p>
          </table:table-cell>
          <table:table-cell table:style-name="ce50" office:value-type="string" calcext:value-type="string">
            <text:p>56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478.024/0001-01</text:p>
          </table:table-cell>
          <table:table-cell table:style-name="ce46" office:value-type="string" calcext:value-type="string">
            <text:p>345.011.876.117</text:p>
          </table:table-cell>
          <table:table-cell table:style-name="ce46" office:value-type="string" calcext:value-type="string">
            <text:p>00935</text:p>
          </table:table-cell>
          <table:table-cell table:style-name="ce19" office:value-type="string" calcext:value-type="string">
            <text:p>3241-115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33" office:value-type="string" calcext:value-type="string">
            <text:p>Eletro Margil Maquinários Ltda.</text:p>
          </table:table-cell>
          <table:table-cell table:style-name="ce19" office:value-type="string" calcext:value-type="string">
            <text:p>Av. Capitão Manoel de Oliveira Carvalho</text:p>
          </table:table-cell>
          <table:table-cell table:style-name="ce50" office:value-type="string" calcext:value-type="string">
            <text:p>222</text:p>
          </table:table-cell>
          <table:table-cell table:style-name="ce50" office:value-type="string" calcext:value-type="string">
            <text:p>Sal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077.538/0001-1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20" office:value-type="string" calcext:value-type="string">
            <text:p>Farma Ibi's Ibiúna Soc. Un. Ltda.</text:p>
          </table:table-cell>
          <table:table-cell table:style-name="ce20" office:value-type="string" calcext:value-type="string">
            <text:p>Rua do Comércio</text:p>
          </table:table-cell>
          <table:table-cell table:style-name="ce50" office:value-type="string" calcext:value-type="string">
            <text:p>21/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Portal Vista Lind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41.864.757/0001-00</text:p>
          </table:table-cell>
          <table:table-cell table:style-name="ce45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20" office:value-type="string" calcext:value-type="string">
            <text:p>Feel Dance Com. Art. Dança e Esportes Ltda. - ME</text:p>
          </table:table-cell>
          <table:table-cell table:style-name="ce20" office:value-type="string" calcext:value-type="string">
            <text:p>Rua dos Ipês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Gleba I, Qd. F, Lt. 17</text:p>
          </table:table-cell>
          <table:table-cell table:style-name="ce19" office:value-type="string" calcext:value-type="string">
            <text:p>Lot. Lagos Verde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10.777.347/0001-07</text:p>
          </table:table-cell>
          <table:table-cell table:style-name="ce45" office:value-type="string" calcext:value-type="string">
            <text:p>345.108.851.115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20" office:value-type="string" calcext:value-type="string">
            <text:p>Felipe Fernandes de Mattos Silva Fisioterapia Sociedade Unipessoal Ltda.</text:p>
          </table:table-cell>
          <table:table-cell table:style-name="ce20" office:value-type="string" calcext:value-type="string">
            <text:p>Rua Coronel Salvador Rolim de Freitas</text:p>
          </table:table-cell>
          <table:table-cell table:style-name="ce50" office:value-type="string" calcext:value-type="string">
            <text:p>300</text:p>
          </table:table-cell>
          <table:table-cell table:style-name="ce50" office:value-type="string" calcext:value-type="string">
            <text:p>Sala 05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52.980.564/0001-31</text:p>
          </table:table-cell>
          <table:table-cell table:style-name="ce45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19" office:value-type="string" calcext:value-type="string">
            <text:p>FF Com. Roupas Art. Inf. S. Unip. Ltda.</text:p>
          </table:table-cell>
          <table:table-cell table:style-name="ce19" office:value-type="string" calcext:value-type="string">
            <text:p>Rua Monsenhor Cintra</text:p>
          </table:table-cell>
          <table:table-cell table:style-name="ce50" office:value-type="string" calcext:value-type="string">
            <text:p>10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016.192/0001-39</text:p>
          </table:table-cell>
          <table:table-cell table:style-name="ce46" office:value-type="string" calcext:value-type="string">
            <text:p>345.032.010.115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19" office:value-type="string" calcext:value-type="string">
            <text:p>Floricultura Amor Eterno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9" office:value-type="string" calcext:value-type="string">
            <text:p>7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416.789/0001-45</text:p>
          </table:table-cell>
          <table:table-cell table:style-name="ce46" office:value-type="string" calcext:value-type="string">
            <text:p>345.034.894.112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19" office:value-type="string" calcext:value-type="string">
            <text:p>FS Restaurante e Lanchonete Ibiúna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49" office:value-type="string" calcext:value-type="string">
            <text:p>56</text:p>
          </table:table-cell>
          <table:table-cell table:style-name="ce50" office:value-type="string" calcext:value-type="string">
            <text:p>Galp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087.029/0001-7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751-3208</text:p>
          </table:table-cell>
          <table:table-cell table:style-name="ce46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3248-137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19" office:value-type="string" calcext:value-type="string">
            <text:p>IBIFOLHAS Comércio de Hortifruti Ltda.</text:p>
          </table:table-cell>
          <table:table-cell table:style-name="ce19" office:value-type="string" calcext:value-type="string">
            <text:p>Rodovia Bandeirantes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06.973/0001-00</text:p>
          </table:table-cell>
          <table:table-cell table:style-name="ce46" office:value-type="string" calcext:value-type="string">
            <text:p>345.085.940.113</text:p>
          </table:table-cell>
          <table:table-cell table:style-name="ce46" office:value-type="string" calcext:value-type="string">
            <text:p>6675</text:p>
          </table:table-cell>
          <table:table-cell table:style-name="ce19" office:value-type="string" calcext:value-type="string">
            <text:p>3249-2649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19" office:value-type="string" calcext:value-type="string">
            <text:p>Ibiúna Clube de Campo</text:p>
          </table:table-cell>
          <table:table-cell table:style-name="ce19" office:value-type="string" calcext:value-type="string">
            <text:p>Estrada Municipal da Cachoeira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3</text:p>
          </table:table-cell>
          <table:table-cell table:style-name="ce19" office:value-type="string" calcext:value-type="string">
            <text:p>Cachoeir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360.403/0001-1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19" office:value-type="string" calcext:value-type="string">
            <text:p>Iraci Canova Ibiúna - ME</text:p>
          </table:table-cell>
          <table:table-cell table:style-name="ce19" office:value-type="string" calcext:value-type="string">
            <text:p>Rua Pipa</text:p>
          </table:table-cell>
          <table:table-cell table:style-name="ce50" office:value-type="string" calcext:value-type="string">
            <text:p>17</text:p>
          </table:table-cell>
          <table:table-cell table:style-name="ce50" office:value-type="string" calcext:value-type="string">
            <text:p>10</text:p>
          </table:table-cell>
          <table:table-cell table:style-name="ce19" office:value-type="string" calcext:value-type="string">
            <text:p>Recrei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68.693/0001-19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19" office:value-type="string" calcext:value-type="string">
            <text:p>J &amp; R Café Sociedade Unipessoal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23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715.480/0001-4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19" office:value-type="string" calcext:value-type="string">
            <text:p>Jorge Antonio Pinto -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62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3.318.516/0001-84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19" office:value-type="string" calcext:value-type="string">
            <text:p>Jorge Abrão Pinto Vilela Ativ. Vet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57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0.352.983/0001-5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19" office:value-type="string" calcext:value-type="string">
            <text:p>José Cícero de Lima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19" office:value-type="string" calcext:value-type="string">
            <text:p>José Israel da Silva 34791819888</text:p>
          </table:table-cell>
          <table:table-cell table:style-name="ce19" office:value-type="string" calcext:value-type="string">
            <text:p>Estrada Municipal do Lageadinh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Quadra 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4.337.077/0001-1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19" office:value-type="string" calcext:value-type="string">
            <text:p>José Oderli de Oliveira - ME</text:p>
          </table:table-cell>
          <table:table-cell table:style-name="ce19" office:value-type="string" calcext:value-type="string">
            <text:p>Travessa das Saracuras</text:p>
          </table:table-cell>
          <table:table-cell table:style-name="ce50" office:value-type="string" calcext:value-type="string">
            <text:p>845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Dos Ribeir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15.226/0001-66</text:p>
          </table:table-cell>
          <table:table-cell table:style-name="ce46" office:value-type="string" calcext:value-type="string">
            <text:p>345.101.208.110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3394-2037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20" office:value-type="string" calcext:value-type="string">
            <text:p>Jozelei Fernando Pury Rodrigues da Silva Sociedade Unipessoal Ltda.</text:p>
          </table:table-cell>
          <table:table-cell table:style-name="ce19" office:value-type="string" calcext:value-type="string">
            <text:p>Av. Ver. João Benedito de Melo Jr.</text:p>
          </table:table-cell>
          <table:table-cell table:style-name="ce50" office:value-type="string" calcext:value-type="string">
            <text:p>112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23.455.118/0001-00</text:p>
          </table:table-cell>
          <table:table-cell table:style-name="ce46" office:value-type="string" calcext:value-type="string">
            <text:p>345.146.061.112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19" office:value-type="string" calcext:value-type="string">
            <text:p>JS Comércio de Rações e Acessórios Ltda. - ME</text:p>
          </table:table-cell>
          <table:table-cell table:style-name="ce19" office:value-type="string" calcext:value-type="string">
            <text:p>Av. Fortunatinho</text:p>
          </table:table-cell>
          <table:table-cell table:style-name="ce50" office:value-type="string" calcext:value-type="string">
            <text:p>1012</text:p>
          </table:table-cell>
          <table:table-cell table:style-name="ce50" office:value-type="string" calcext:value-type="string">
            <text:p>Lote 20, Quadra F</text:p>
          </table:table-cell>
          <table:table-cell table:style-name="ce19" office:value-type="string" calcext:value-type="string">
            <text:p>Residencial Jardim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39.408/0001-52</text:p>
          </table:table-cell>
          <table:table-cell table:style-name="ce46" office:value-type="string" calcext:value-type="string">
            <text:p>345.112.645.113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19" office:value-type="string" calcext:value-type="string">
            <text:p>Juliana do Nascimento Aranha 31488970807</text:p>
          </table:table-cell>
          <table:table-cell table:style-name="ce19" office:value-type="string" calcext:value-type="string">
            <text:p>Rod. Bunjiro Nakao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68 – Posto Folena Curvão – loja n.º 4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795.616/0001-90</text:p>
          </table:table-cell>
          <table:table-cell table:style-name="ce46" office:value-type="string" calcext:value-type="string">
            <text:p>345.071.061.114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19" office:value-type="string" calcext:value-type="string">
            <text:p>Juliana Godinho Ragusa Marcicano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421</text:p>
          </table:table-cell>
          <table:table-cell table:style-name="ce50" office:value-type="string" calcext:value-type="string">
            <text:p>Casa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7.664.899/0001-0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(15) 3241-2615</text:p>
          </table:table-cell>
          <table:table-cell table:style-name="ce46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19" office:value-type="string" calcext:value-type="string">
            <text:p>Justo Gás e Água Ibiúna Sociedade Unipessoal Ltda.</text:p>
          </table:table-cell>
          <table:table-cell table:style-name="ce19" office:value-type="string" calcext:value-type="string">
            <text:p>Estrada Municipal do Bairro Campo Verde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164.681/0001-2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19" office:value-type="string" calcext:value-type="string">
            <text:p>Krivo Sistemas Ltda.</text:p>
          </table:table-cell>
          <table:table-cell table:style-name="ce19" office:value-type="string" calcext:value-type="string">
            <text:p>Rua Andorra</text:p>
          </table:table-cell>
          <table:table-cell table:style-name="ce50" office:value-type="string" calcext:value-type="string">
            <text:p>5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0.998.053/0001-68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19" office:value-type="string" calcext:value-type="string">
            <text:p>Lanchonete e Restaurante Ponto de Encontro Ibiúna Ltda. - ME</text:p>
          </table:table-cell>
          <table:table-cell table:style-name="ce19" office:value-type="string" calcext:value-type="string">
            <text:p>Rua. Cel. Salvador Rolim de Freitas</text:p>
          </table:table-cell>
          <table:table-cell table:style-name="ce50" office:value-type="string" calcext:value-type="string">
            <text:p>196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605.844/0001-66</text:p>
          </table:table-cell>
          <table:table-cell table:style-name="ce46" office:value-type="string" calcext:value-type="string">
            <text:p>345.017.786.114</text:p>
          </table:table-cell>
          <table:table-cell table:number-columns-repeated="3" table:style-name="ce46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19" office:value-type="string" calcext:value-type="string">
            <text:p>LDG Brasil Ltda. - ME</text:p>
          </table:table-cell>
          <table:table-cell table:style-name="ce19" office:value-type="string" calcext:value-type="string">
            <text:p>Rua Professor Osório Ayres</text:p>
          </table:table-cell>
          <table:table-cell table:style-name="ce50" office:value-type="string" calcext:value-type="string">
            <text:p>49</text:p>
          </table:table-cell>
          <table:table-cell table:style-name="ce50" office:value-type="string" calcext:value-type="string">
            <text:p>Frente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412.626/0001-30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19" office:value-type="string" calcext:value-type="string">
            <text:p>LDG Propagandas Ibiúna Ltda. - ME</text:p>
          </table:table-cell>
          <table:table-cell table:style-name="ce19" office:value-type="string" calcext:value-type="string">
            <text:p>Rua Osorio Ayres</text:p>
          </table:table-cell>
          <table:table-cell table:style-name="ce50" office:value-type="string" calcext:value-type="string">
            <text:p>28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611.482/0001-65</text:p>
          </table:table-cell>
          <table:table-cell table:style-name="ce46" office:value-type="string" calcext:value-type="string">
            <text:p>345.086.714.110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19" office:value-type="string" calcext:value-type="string">
            <text:p>Leandro Welder de Siqueira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172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1-79</text:p>
          </table:table-cell>
          <table:table-cell table:style-name="ce46" office:value-type="string" calcext:value-type="string">
            <text:p>345.083.742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19" office:value-type="string" calcext:value-type="string">
            <text:p>Leandro Welder de Siqueira – filial 0002</text:p>
          </table:table-cell>
          <table:table-cell table:style-name="ce19" office:value-type="string" calcext:value-type="string">
            <text:p>Rua XV de Novembro</text:p>
          </table:table-cell>
          <table:table-cell table:style-name="ce50" office:value-type="string" calcext:value-type="string">
            <text:p>400</text:p>
          </table:table-cell>
          <table:table-cell table:style-name="ce50" office:value-type="string" calcext:value-type="string">
            <text:p>Box 03 e 0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2-50</text:p>
          </table:table-cell>
          <table:table-cell table:style-name="ce46" office:value-type="string" calcext:value-type="string">
            <text:p>345.083.677.119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19" office:value-type="string" calcext:value-type="string">
            <text:p>Lionsoft do Brasil Ltda. - ME</text:p>
          </table:table-cell>
          <table:table-cell table:style-name="ce19" office:value-type="string" calcext:value-type="string">
            <text:p>Rua Alcina de Vasconcelos Ferrari</text:p>
          </table:table-cell>
          <table:table-cell table:style-name="ce50" office:value-type="string" calcext:value-type="string">
            <text:p>18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0.491.673/0001-45</text:p>
          </table:table-cell>
          <table:table-cell table:number-columns-repeated="4" table:style-name="ce46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19" office:value-type="string" calcext:value-type="string">
            <text:p>Lionsoft Inc. - Serviços e Soluções Ltda.</text:p>
          </table:table-cell>
          <table:table-cell table:style-name="ce19" office:value-type="string" calcext:value-type="string">
            <text:p>Av. Rudolf Dafferner</text:p>
          </table:table-cell>
          <table:table-cell table:style-name="ce50" office:value-type="string" calcext:value-type="string">
            <text:p>400</text:p>
          </table:table-cell>
          <table:table-cell table:style-name="ce50" office:value-type="string" calcext:value-type="string">
            <text:p>Bloco 03 - Andar 3 – Sala 405</text:p>
          </table:table-cell>
          <table:table-cell table:style-name="ce19" office:value-type="string" calcext:value-type="string">
            <text:p>Boa Vista</text:p>
          </table:table-cell>
          <table:table-cell table:style-name="ce19" office:value-type="string" calcext:value-type="string">
            <text:p>Sorocab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085-005</text:p>
          </table:table-cell>
          <table:table-cell table:style-name="ce19" office:value-type="string" calcext:value-type="string">
            <text:p>55.895.332/0001-7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99750-2081</text:p>
          </table:table-cell>
          <table:table-cell table:style-name="ce46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19" office:value-type="string" calcext:value-type="string">
            <text:p>Lopes-Silva - Ibiúna Comércio de Ferro Ltda.</text:p>
          </table:table-cell>
          <table:table-cell table:style-name="ce19" office:value-type="string" calcext:value-type="string">
            <text:p>Rua Otávio Rosa</text:p>
          </table:table-cell>
          <table:table-cell table:style-name="ce50" office:value-type="string" calcext:value-type="string">
            <text:p>42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8.578.543/0001-70</text:p>
          </table:table-cell>
          <table:table-cell table:style-name="ce46" office:value-type="string" calcext:value-type="string">
            <text:p>345.011.254.118</text:p>
          </table:table-cell>
          <table:table-cell table:style-name="ce46" office:value-type="string" calcext:value-type="string">
            <text:p>03110</text:p>
          </table:table-cell>
          <table:table-cell table:style-name="ce19" office:value-type="string" calcext:value-type="string">
            <text:p>3241-108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38" office:value-type="string" calcext:value-type="string">
            <text:p>Luciana Godinho da Silva Almeida – ME</text:p>
          </table:table-cell>
          <table:table-cell table:style-name="ce19" office:value-type="string" calcext:value-type="string">
            <text:p>Av. Maria La Farina Milani</text:p>
          </table:table-cell>
          <table:table-cell table:style-name="ce50" office:value-type="string" calcext:value-type="string">
            <text:p>301-B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457.135/0001-02</text:p>
          </table:table-cell>
          <table:table-cell table:style-name="ce46" office:value-type="string" calcext:value-type="string">
            <text:p>345.083.510.115</text:p>
          </table:table-cell>
          <table:table-cell table:style-name="ce46" office:value-type="string" calcext:value-type="string">
            <text:p>6073</text:p>
          </table:table-cell>
          <table:table-cell table:style-name="ce19" office:value-type="string" calcext:value-type="string">
            <text:p>3241-251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19" office:value-type="string" calcext:value-type="string">
            <text:p>Luiz Shoiti Takafuji</text:p>
          </table:table-cell>
          <table:table-cell table:style-name="ce19" office:value-type="string" calcext:value-type="string">
            <text:p>Rodovia Bandeirantes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3.511.118-04</text:p>
          </table:table-cell>
          <table:table-cell table:style-name="ce46" office:value-type="string" calcext:value-type="string">
            <text:p>21-198-10063-01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19" office:value-type="string" calcext:value-type="string">
            <text:p>Manoel Campos Filho</text:p>
          </table:table-cell>
          <table:table-cell table:style-name="ce19" office:value-type="string" calcext:value-type="string">
            <text:p>Rua Francisco Tiseo</text:p>
          </table:table-cell>
          <table:table-cell table:style-name="ce50" office:value-type="string" calcext:value-type="string">
            <text:p>56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722.428/0001-86</text:p>
          </table:table-cell>
          <table:table-cell table:style-name="ce46" office:value-type="string" calcext:value-type="string">
            <text:p>345.004.763.118</text:p>
          </table:table-cell>
          <table:table-cell table:style-name="ce46" office:value-type="string" calcext:value-type="string">
            <text:p>00273</text:p>
          </table:table-cell>
          <table:table-cell table:style-name="ce19" office:value-type="string" calcext:value-type="string">
            <text:p>3241-115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19" office:value-type="string" calcext:value-type="string">
            <text:p>Marco Antonio Splendore - Rural</text:p>
          </table:table-cell>
          <table:table-cell table:style-name="ce19" office:value-type="string" calcext:value-type="string">
            <text:p>Estrada Municipal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07 – Sítio Splendore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0.519.628-0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19" office:value-type="string" calcext:value-type="string">
            <text:p>Marina Beatriz Korte Ragusa 22055608835</text:p>
          </table:table-cell>
          <table:table-cell table:style-name="ce19" office:value-type="string" calcext:value-type="string">
            <text:p>Rua Domingos Lopes da Silva</text:p>
          </table:table-cell>
          <table:table-cell table:style-name="ce50" office:value-type="string" calcext:value-type="string">
            <text:p>274</text:p>
          </table:table-cell>
          <table:table-cell table:style-name="ce50" office:value-type="string" calcext:value-type="string">
            <text:p>Apt. 22</text:p>
          </table:table-cell>
          <table:table-cell table:style-name="ce19" office:value-type="string" calcext:value-type="string">
            <text:p>Vila Suza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641-030</text:p>
          </table:table-cell>
          <table:table-cell table:style-name="ce19" office:value-type="string" calcext:value-type="string">
            <text:p>29.776.227/0001-0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19" office:value-type="string" calcext:value-type="string">
            <text:p>Mário da Silveira Teixeira Jr. - Rural</text:p>
          </table:table-cell>
          <table:table-cell table:style-name="ce19" office:value-type="string" calcext:value-type="string">
            <text:p>Estrada do Murundu</text:p>
          </table:table-cell>
          <table:table-cell table:style-name="ce50" office:value-type="string" calcext:value-type="string">
            <text:p>s/n.°</text:p>
          </table:table-cell>
          <table:table-cell table:style-name="ce50" office:value-type="string" calcext:value-type="string">
            <text:p>Km 13</text:p>
          </table:table-cell>
          <table:table-cell table:style-name="ce19" office:value-type="string" calcext:value-type="string">
            <text:p>Verav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3.119.598-15</text:p>
          </table:table-cell>
          <table:table-cell table:style-name="ce46" office:value-type="string" calcext:value-type="string">
            <text:p>isenta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19" office:value-type="string" calcext:value-type="string">
            <text:p>MCB Odontologia Sociedade Unipessoal Ltda.</text:p>
          </table:table-cell>
          <table:table-cell table:style-name="ce19" office:value-type="string" calcext:value-type="string">
            <text:p>Av. Piracema</text:p>
          </table:table-cell>
          <table:table-cell table:style-name="ce50" office:value-type="string" calcext:value-type="string">
            <text:p>669</text:p>
          </table:table-cell>
          <table:table-cell table:style-name="ce50" office:value-type="string" calcext:value-type="string">
            <text:p>LOJA STBS0GR2</text:p>
          </table:table-cell>
          <table:table-cell table:style-name="ce19" office:value-type="string" calcext:value-type="string">
            <text:p>Tamboré</text:p>
          </table:table-cell>
          <table:table-cell table:style-name="ce19" office:value-type="string" calcext:value-type="string">
            <text:p>Barueri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460-030</text:p>
          </table:table-cell>
          <table:table-cell table:style-name="ce19" office:value-type="string" calcext:value-type="string">
            <text:p>49.175.143/0001-23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19" office:value-type="string" calcext:value-type="string">
            <text:p>Mercadinho Vieira Ibiúna Ltda.</text:p>
          </table:table-cell>
          <table:table-cell table:style-name="ce19" office:value-type="string" calcext:value-type="string">
            <text:p>Rua Varsóvia</text:p>
          </table:table-cell>
          <table:table-cell table:style-name="ce49" office:value-type="string" calcext:value-type="string">
            <text:p>30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4.113.999/0001-05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19" office:value-type="string" calcext:value-type="string">
            <text:p>Organização Lemes Funerária de Ibiúna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14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3.050.049/0001-4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19" office:value-type="string" calcext:value-type="string">
            <text:p>Oswaldo Toshio Muramatsu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59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119.362/0001-49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41" office:value-type="string" calcext:value-type="string">
            <text:p>Palemad Com. Pallets e Madeira Soc. Unipessoal Ltda.</text:p>
          </table:table-cell>
          <table:table-cell table:style-name="ce20" office:value-type="string" calcext:value-type="string">
            <text:p>Estrada Municipal Ibiúna</text:p>
          </table:table-cell>
          <table:table-cell table:style-name="ce50" office:value-type="string" calcext:value-type="string">
            <text:p>13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11.511.278/0001-40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3249-2458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19" office:value-type="string" calcext:value-type="string">
            <text:p>Pet-Stok Drogaria Veterinári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0" office:value-type="string" calcext:value-type="string">
            <text:p>175</text:p>
          </table:table-cell>
          <table:table-cell table:style-name="ce50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039.372/0001-57</text:p>
          </table:table-cell>
          <table:table-cell table:style-name="ce46" office:value-type="string" calcext:value-type="string">
            <text:p>345.021.765.110</text:p>
          </table:table-cell>
          <table:table-cell table:style-name="ce46" office:value-type="string" calcext:value-type="string">
            <text:p>04121</text:p>
          </table:table-cell>
          <table:table-cell table:style-name="ce19" office:value-type="string" calcext:value-type="string">
            <text:p>3248-1270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19" office:value-type="string" calcext:value-type="string">
            <text:p>Plant Verde Com. Prod. para Jardinagem Ibiúna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0" office:value-type="string" calcext:value-type="string">
            <text:p>675</text:p>
          </table:table-cell>
          <table:table-cell table:style-name="ce50" office:value-type="string" calcext:value-type="string">
            <text:p>Casa 02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3.738.109/0001-97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(15) 9616-160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19" office:value-type="string" calcext:value-type="string">
            <text:p>PRAPET Distribuidora de Acessó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517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386.983/0001-72</text:p>
          </table:table-cell>
          <table:table-cell table:style-name="ce46" office:value-type="string" calcext:value-type="string">
            <text:p>345.166.657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20" office:value-type="string" calcext:value-type="string">
            <text:p>PSA Comercial Ltda. - EPP</text:p>
          </table:table-cell>
          <table:table-cell table:style-name="ce20" office:value-type="string" calcext:value-type="string">
            <text:p>Rua Capitão Cardoso de Mello</text:p>
          </table:table-cell>
          <table:table-cell table:style-name="ce50" office:value-type="string" calcext:value-type="string">
            <text:p>73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61.803.532/0001-5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20" office:value-type="string" calcext:value-type="string">
            <text:p>Rafael Orias da Silva Almeida 36013914818</text:p>
          </table:table-cell>
          <table:table-cell table:style-name="ce20" office:value-type="string" calcext:value-type="string">
            <text:p>Travessa Andressa Godinho</text:p>
          </table:table-cell>
          <table:table-cell table:style-name="ce50" office:value-type="string" calcext:value-type="string">
            <text:p>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3.189.758/0001-79</text:p>
          </table:table-cell>
          <table:table-cell table:style-name="ce46" office:value-type="string" calcext:value-type="string">
            <text:p>345.125.427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19" office:value-type="string" calcext:value-type="string">
            <text:p>R. V. de Oliveira Clínica Odontológica –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675</text:p>
          </table:table-cell>
          <table:table-cell table:style-name="ce50" office:value-type="string" calcext:value-type="string">
            <text:p>salas 5 a 9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218.489/0001-4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19" office:value-type="string" calcext:value-type="string">
            <text:p>RD Kawai Comércio de Hortifruti Ltda.</text:p>
          </table:table-cell>
          <table:table-cell table:style-name="ce46" office:value-type="string" calcext:value-type="string">
            <text:p>Estrada São Roque – Ibiúna</text:p>
          </table:table-cell>
          <table:table-cell table:style-name="ce50" office:value-type="string" calcext:value-type="string">
            <text:p>434</text:p>
          </table:table-cell>
          <table:table-cell table:style-name="ce50" office:value-type="string" calcext:value-type="string">
            <text:p>-</text:p>
          </table:table-cell>
          <table:table-cell table:style-name="ce46" office:value-type="string" calcext:value-type="string">
            <text:p>Paiol Pequen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6" office:value-type="string" calcext:value-type="string">
            <text:p>43.582.740/0001-96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(15) 3248-0723</text:p>
          </table:table-cell>
          <table:table-cell table:style-name="ce46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19" office:value-type="string" calcext:value-type="string">
            <text:p>Pranimal Comércio de Rações e Artigos Veteriná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0" office:value-type="string" calcext:value-type="string">
            <text:p>627-A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989.005/0001-14</text:p>
          </table:table-cell>
          <table:table-cell table:style-name="ce46" office:value-type="string" calcext:value-type="string">
            <text:p>345.023.730.111</text:p>
          </table:table-cell>
          <table:table-cell table:style-name="ce46" office:value-type="string" calcext:value-type="string">
            <text:p>6037</text:p>
          </table:table-cell>
          <table:table-cell table:style-name="ce19" office:value-type="string" calcext:value-type="string">
            <text:p>3241-2174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20" office:value-type="string" calcext:value-type="string">
            <text:p>RGA Comércio de Fogos de Artifício e Artigos Pirotécnicos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0" office:value-type="string" calcext:value-type="string">
            <text:p>423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Brasili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8.425.426/0001-6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19" office:value-type="string" calcext:value-type="string">
            <text:p>RJ Clínica Odontológica Ltda.</text:p>
          </table:table-cell>
          <table:table-cell table:style-name="ce19" office:value-type="string" calcext:value-type="string">
            <text:p>Av. Prof. Manoel José Pedroso</text:p>
          </table:table-cell>
          <table:table-cell table:style-name="ce50" office:value-type="string" calcext:value-type="string">
            <text:p>23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Parque Bahia</text:p>
          </table:table-cell>
          <table:table-cell table:style-name="ce19" office:value-type="string" calcext:value-type="string">
            <text:p>Coti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17-100</text:p>
          </table:table-cell>
          <table:table-cell table:style-name="ce19" office:value-type="string" calcext:value-type="string">
            <text:p>31.458.109/0001-09</text:p>
          </table:table-cell>
          <table:table-cell table:style-name="ce46" office:value-type="string" calcext:value-type="string">
            <text:p>278.342.620.114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(11) 9747-4054</text:p>
          </table:table-cell>
          <table:table-cell table:style-name="ce46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19" office:value-type="string" calcext:value-type="string">
            <text:p>Silva e Targa Restaurante Ltda.</text:p>
          </table:table-cell>
          <table:table-cell table:style-name="ce19" office:value-type="string" calcext:value-type="string">
            <text:p>Rua Coronel Salvador Rolim de Freitas</text:p>
          </table:table-cell>
          <table:table-cell table:style-name="ce50" office:value-type="string" calcext:value-type="string">
            <text:p>196-A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7.678.725/0001-50</text:p>
          </table:table-cell>
          <table:table-cell table:style-name="ce46" office:value-type="string" calcext:value-type="string">
            <text:p>345.187.005.115</text:p>
          </table:table-cell>
          <table:table-cell table:style-name="ce46" office:value-type="string" calcext:value-type="string">
            <text:p>15909</text:p>
          </table:table-cell>
          <table:table-cell table:style-name="ce19" office:value-type="string" calcext:value-type="string">
            <text:p>(15) 3241-2145</text:p>
          </table:table-cell>
          <table:table-cell table:style-name="ce46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19" office:value-type="string" calcext:value-type="string">
            <text:p>Simão Flores &amp; Folhagens Ltda.</text:p>
          </table:table-cell>
          <table:table-cell table:style-name="ce19" office:value-type="string" calcext:value-type="string">
            <text:p>Rua Hayden</text:p>
          </table:table-cell>
          <table:table-cell table:style-name="ce50" office:value-type="string" calcext:value-type="string">
            <text:p>105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Vila Leopoldi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314-010</text:p>
          </table:table-cell>
          <table:table-cell table:style-name="ce19" office:value-type="string" calcext:value-type="string">
            <text:p>47.937.344/0001-95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19" office:value-type="string" calcext:value-type="string">
            <text:p>Spring Hills Serv. de Apoio Adm. Soc. Unip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49" office:value-type="string" calcext:value-type="string">
            <text:p>577</text:p>
          </table:table-cell>
          <table:table-cell table:style-name="ce50" office:value-type="string" calcext:value-type="string">
            <text:p>Casa 7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112.291/0001-36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19" office:value-type="string" calcext:value-type="string">
            <text:p>Start Fit Academia de Musculação e Ginástic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49" office:value-type="string" calcext:value-type="string">
            <text:p>28</text:p>
          </table:table-cell>
          <table:table-cell table:style-name="ce50" office:value-type="string" calcext:value-type="string">
            <text:p>Casa 3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523.979/0001-9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19" office:value-type="string" calcext:value-type="string">
            <text:p>Tatiana Silva Barbosa</text:p>
          </table:table-cell>
          <table:table-cell table:style-name="ce19" office:value-type="string" calcext:value-type="string">
            <text:p>Rua Varsóvia</text:p>
          </table:table-cell>
          <table:table-cell table:style-name="ce50" office:value-type="string" calcext:value-type="string">
            <text:p>30</text:p>
          </table:table-cell>
          <table:table-cell table:style-name="ce50" office:value-type="string" calcext:value-type="string">
            <text:p>casa 2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.928.621/0001-32</text:p>
          </table:table-cell>
          <table:table-cell table:style-name="ce46" office:value-type="string" calcext:value-type="string">
            <text:p>345.044.213.117</text:p>
          </table:table-cell>
          <table:table-cell table:style-name="ce46" office:value-type="string" calcext:value-type="string">
            <text:p>-</text:p>
          </table:table-cell>
          <table:table-cell table:style-name="ce19" office:value-type="string" calcext:value-type="string">
            <text:p>(15) 9705-9504</text:p>
          </table:table-cell>
          <table:table-cell table:style-name="ce46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20" office:value-type="string" calcext:value-type="string">
            <text:p>Tech System Soluções em Informática Ltda. - ME</text:p>
          </table:table-cell>
          <table:table-cell table:style-name="ce20" office:value-type="string" calcext:value-type="string">
            <text:p>Av. John Kennedy</text:p>
          </table:table-cell>
          <table:table-cell table:style-name="ce50" office:value-type="string" calcext:value-type="string">
            <text:p>315</text:p>
          </table:table-cell>
          <table:table-cell table:style-name="ce50" office:value-type="string" calcext:value-type="string">
            <text:p>sal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510</text:p>
          </table:table-cell>
          <table:table-cell table:style-name="ce20" office:value-type="string" calcext:value-type="string">
            <text:p>23.518.975/0001-01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20" office:value-type="string" calcext:value-type="string">
            <text:p>Tuyama Atividade Médica Sociedade Unipessoal Ltda.</text:p>
          </table:table-cell>
          <table:table-cell table:style-name="ce20" office:value-type="string" calcext:value-type="string">
            <text:p>Rua Espada de São Jorge</text:p>
          </table:table-cell>
          <table:table-cell table:style-name="ce50" office:value-type="string" calcext:value-type="string">
            <text:p>50</text:p>
          </table:table-cell>
          <table:table-cell table:style-name="ce50" office:value-type="string" calcext:value-type="string">
            <text:p>Quadra C, Lote 8</text:p>
          </table:table-cell>
          <table:table-cell table:style-name="ce19" office:value-type="string" calcext:value-type="string">
            <text:p>Recanto das Orquídea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50.217.023/0001-20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41" office:value-type="string" calcext:value-type="string">
            <text:p>Vida &amp; Saúde - Academia de Musc., Hidrog. e Lazer Ltda.</text:p>
          </table:table-cell>
          <table:table-cell table:style-name="ce20" office:value-type="string" calcext:value-type="string">
            <text:p>Rua Gregório de Almeida Lima</text:p>
          </table:table-cell>
          <table:table-cell table:style-name="ce50" office:value-type="string" calcext:value-type="string">
            <text:p>249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03.528.871/0001-70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3248-1372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41" office:value-type="string" calcext:value-type="string">
            <text:p>WM Representações Comerciais Ibiúna Ltda.</text:p>
          </table:table-cell>
          <table:table-cell table:style-name="ce20" office:value-type="string" calcext:value-type="string">
            <text:p>Rua Maria Alves Grangeiro</text:p>
          </table:table-cell>
          <table:table-cell table:style-name="ce50" office:value-type="string" calcext:value-type="string">
            <text:p>211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40.105.778/0001-80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99728-0333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41" office:value-type="string" calcext:value-type="string">
            <text:p>WM Engenharia e Construções Ibiúna Ltda.</text:p>
          </table:table-cell>
          <table:table-cell table:style-name="ce20" office:value-type="string" calcext:value-type="string">
            <text:p>Rua Londres</text:p>
          </table:table-cell>
          <table:table-cell table:style-name="ce50" office:value-type="string" calcext:value-type="string">
            <text:p>148</text:p>
          </table:table-cell>
          <table:table-cell table:style-name="ce50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53.933.382/0001-72</text:p>
          </table:table-cell>
          <table:table-cell table:style-name="ce45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19" office:value-type="string" calcext:value-type="string">
            <text:p>WRS - Topografia Automatizada e Plotagens Ltda.</text:p>
          </table:table-cell>
          <table:table-cell table:style-name="ce19" office:value-type="string" calcext:value-type="string">
            <text:p>Rua Zico Soares</text:p>
          </table:table-cell>
          <table:table-cell table:style-name="ce50" office:value-type="string" calcext:value-type="string">
            <text:p>444</text:p>
          </table:table-cell>
          <table:table-cell table:style-name="ce50" office:value-type="string" calcext:value-type="string">
            <text:p>Conj. 1 do 1.º andar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479.661/0001-4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03386</text:p>
          </table:table-cell>
          <table:table-cell table:style-name="ce19" office:value-type="string" calcext:value-type="string">
            <text:p>3241-1441</text:p>
          </table:table-cell>
          <table:table-cell table:style-name="ce46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17"/>
        <table:table-column table:style-name="co19" table:default-cell-style-name="ce17"/>
        <table:table-column table:style-name="co20" table:default-cell-style-name="ce56"/>
        <table:table-column table:style-name="co21" table:default-cell-style-name="ce56"/>
        <table:table-column table:style-name="co22" table:default-cell-style-name="ce63"/>
        <table:table-column table:style-name="co16" table:number-columns-repeated="59" table:default-cell-style-name="ce45"/>
        <table:table-column table:style-name="co17" table:number-columns-repeated="960" table:default-cell-style-name="Default"/>
        <table:table-row table:style-name="ro1">
          <table:table-cell table:style-name="ce16" office:value-type="string" calcext:value-type="string">
            <text:p>MODELO</text:p>
          </table:table-cell>
          <table:table-cell table:style-name="ce18" office:value-type="string" calcext:value-type="string">
            <text:p>NOME</text:p>
          </table:table-cell>
          <table:table-cell table:style-name="ce24" office:value-type="string" calcext:value-type="string">
            <text:p>QT</text:p>
          </table:table-cell>
          <table:table-cell table:style-name="ce34" office:value-type="string" calcext:value-type="string">
            <text:p>DESCRIÇÃO</text:p>
          </table:table-cell>
          <table:table-cell table:style-name="ce59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AILZ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RIA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40" calcext:value-type="float">
            <text:p>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AGRO-TAKAFUJ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KAR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850" calcext:value-type="float">
            <text:p>8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0" office:value-type="string" calcext:value-type="string">
            <text:p>ANA-CECILI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0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NTONIO-ALPAC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QUAFI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BIG-FARM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00" calcext:value-type="float">
            <text:p>7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-CONTAINER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30" calcext:value-type="float">
            <text:p>630,00</text:p>
          </table:table-cell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  <table:table-cell table:style-name="ce62"/>
          <table:table-cell table:style-name="ce17"/>
          <table:table-cell table:style-name="ce20"/>
          <table:table-cell table:style-name="ce56"/>
          <table:table-cell table:style-name="ce58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CANOV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19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7" office:value-type="string" calcext:value-type="string">
            <text:p>CLINICA-CAR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7" office:value-type="string" calcext:value-type="string">
            <text:p>CLINICA-HISSA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EBOR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OIS-AMORE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DR-IPHON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DROGARIA-SAO-CAMIL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0" office:value-type="string" calcext:value-type="string">
            <text:p>DROGARIA-SAO-CAMIL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UBASICO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UBO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S-RESTAURANT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HARAS-BRUMON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IBIFOLH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FOLH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UNA-CLUB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50" calcext:value-type="float">
            <text:p>4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900" calcext:value-type="float">
            <text:p>9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JOZELE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LIA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ST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KRIVO-SISTEM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50" calcext:value-type="float">
            <text:p>1.0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DG-PROPAGAND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1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2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OPES-SILV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CIANA-GODINH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IZ-SHOIT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MANOEL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90" calcext:value-type="float">
            <text:p>5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CB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OSWALDO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ETSTOK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LANT-VERD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RAPE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PS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0" office:value-type="string" calcext:value-type="string">
            <text:p>RAFAEL-ORIA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D-KAWAI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EGIN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G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V-OLIVEIR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VIDA-E-SAUDE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7" office:value-type="float" office:value="1" calcext:value-type="float">
            <text:p>1</text:p>
          </table:table-cell>
          <table:table-cell table:style-name="ce58" office:value-type="string" calcext:value-type="string">
            <text:p>Serviços prestados no mês</text:p>
          </table:table-cell>
          <table:table-cell table:style-name="ce62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4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4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33:03.8234614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5-08-01T14:36:00.539365286</dc:date>
    <dc:language>pt-BR</dc:language>
    <meta:editing-cycles>3321</meta:editing-cycles>
    <meta:editing-duration>P10DT12H26M9S</meta:editing-duration>
    <meta:document-statistic meta:table-count="2" meta:cell-count="2030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